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923cb" officeooo:paragraph-rsid="000923cb" style:font-size-asian="16pt" style:font-size-complex="16pt"/>
    </style:style>
    <style:style style:name="P2" style:family="paragraph" style:parent-style-name="Standard">
      <style:paragraph-properties fo:text-align="center" style:justify-single-word="false"/>
      <style:text-properties fo:font-size="40pt" fo:font-weight="bold" officeooo:rsid="000923cb" officeooo:paragraph-rsid="000923cb"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Noto Mono" fo:font-size="40pt" fo:font-weight="bold" officeooo:rsid="000923cb" officeooo:paragraph-rsid="000923cb"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Noto Mono" fo:font-size="16pt" officeooo:rsid="000923cb" officeooo:paragraph-rsid="000923cb" style:font-size-asian="16pt" style:font-size-complex="16pt"/>
    </style:style>
    <style:style style:name="P5" style:family="paragraph" style:parent-style-name="Standard">
      <style:paragraph-properties fo:text-align="center" style:justify-single-word="false"/>
      <style:text-properties style:font-name="Noto Mono" fo:font-size="16pt" officeooo:rsid="0019a22d" officeooo:paragraph-rsid="0019a22d" style:font-size-asian="16pt" style:font-size-complex="16pt"/>
    </style:style>
    <style:style style:name="P6" style:family="paragraph" style:parent-style-name="Standard">
      <style:paragraph-properties fo:text-align="center" style:justify-single-word="false"/>
      <style:text-properties style:font-name="Noto Mono" fo:font-size="16pt" fo:font-style="italic" style:text-underline-style="solid" style:text-underline-width="auto" style:text-underline-color="font-color" officeooo:rsid="0019a22d" officeooo:paragraph-rsid="0019a22d" style:font-size-asian="16pt" style:font-style-asian="italic" style:font-size-complex="16pt" style:font-style-complex="italic"/>
    </style:style>
    <style:style style:name="P7" style:family="paragraph" style:parent-style-name="Standard">
      <style:paragraph-properties fo:text-align="center" style:justify-single-word="false"/>
      <style:text-properties style:font-name="Noto Mono" fo:font-size="22pt" fo:font-weight="normal" officeooo:rsid="0019a22d" officeooo:paragraph-rsid="0019a22d" style:font-size-asian="22pt" style:font-weight-asian="normal" style:font-size-complex="22pt" style:font-weight-complex="normal"/>
    </style:style>
    <style:style style:name="P8" style:family="paragraph" style:parent-style-name="Standard">
      <style:paragraph-properties fo:text-align="start" style:justify-single-word="false"/>
      <style:text-properties style:font-name="Noto Mono" fo:font-size="18pt" style:text-underline-style="solid" style:text-underline-width="auto" style:text-underline-color="font-color" fo:font-weight="bold" officeooo:rsid="001423ef" officeooo:paragraph-rsid="001423ef"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Noto Mono" fo:font-size="14pt" style:text-underline-style="solid" style:text-underline-width="auto" style:text-underline-color="font-color" fo:font-weight="bold" officeooo:rsid="0013c7ef" officeooo:paragraph-rsid="0013c7ef"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Noto Mono" fo:font-size="14pt" style:text-underline-style="solid" style:text-underline-width="auto" style:text-underline-color="font-color" fo:font-weight="bold" officeooo:rsid="001eb804" officeooo:paragraph-rsid="001eb804"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Noto Mono" fo:font-size="12pt" officeooo:rsid="000923cb" officeooo:paragraph-rsid="000923cb" style:font-size-asian="12pt" style:font-size-complex="12pt"/>
    </style:style>
    <style:style style:name="P12" style:family="paragraph" style:parent-style-name="Standard">
      <style:paragraph-properties fo:text-align="start" style:justify-single-word="false"/>
      <style:text-properties style:font-name="Noto Mono" fo:font-size="12pt" officeooo:rsid="000923cb" officeooo:paragraph-rsid="0013c7ef" style:font-size-asian="12pt" style:font-size-complex="12pt"/>
    </style:style>
    <style:style style:name="P13" style:family="paragraph" style:parent-style-name="Standard">
      <style:paragraph-properties fo:text-align="start" style:justify-single-word="false"/>
      <style:text-properties style:font-name="Noto Mono" fo:font-size="12pt" officeooo:rsid="000923cb" officeooo:paragraph-rsid="0009759f" style:font-size-asian="12pt" style:font-size-complex="12pt"/>
    </style:style>
    <style:style style:name="P14" style:family="paragraph" style:parent-style-name="Standard">
      <style:paragraph-properties fo:text-align="start" style:justify-single-word="false"/>
      <style:text-properties style:font-name="Noto Mono" fo:font-size="12pt" officeooo:rsid="0013c7ef" officeooo:paragraph-rsid="0013c7ef" style:font-size-asian="12pt" style:font-size-complex="12pt"/>
    </style:style>
    <style:style style:name="P15" style:family="paragraph" style:parent-style-name="Standard">
      <style:paragraph-properties fo:text-align="start" style:justify-single-word="false"/>
      <style:text-properties style:font-name="Noto Mono" fo:font-size="12pt" officeooo:rsid="0013c7ef" officeooo:paragraph-rsid="001b8aea" style:font-size-asian="12pt" style:font-size-complex="12pt"/>
    </style:style>
    <style:style style:name="P16" style:family="paragraph" style:parent-style-name="Standard">
      <style:paragraph-properties fo:text-align="start" style:justify-single-word="false"/>
      <style:text-properties style:font-name="Noto Mono" fo:font-size="12pt" officeooo:rsid="001423ef" officeooo:paragraph-rsid="001423ef" style:font-size-asian="12pt" style:font-size-complex="12pt"/>
    </style:style>
    <style:style style:name="P17" style:family="paragraph" style:parent-style-name="Standard">
      <style:paragraph-properties fo:text-align="start" style:justify-single-word="false"/>
      <style:text-properties style:font-name="Noto Mono" fo:font-size="12pt" officeooo:rsid="000e05f6" officeooo:paragraph-rsid="000e05f6" style:font-size-asian="12pt" style:font-size-complex="12pt"/>
    </style:style>
    <style:style style:name="P18" style:family="paragraph" style:parent-style-name="Standard">
      <style:paragraph-properties fo:text-align="start" style:justify-single-word="false"/>
      <style:text-properties style:font-name="Noto Mono" fo:font-size="12pt" style:text-underline-style="solid" style:text-underline-width="auto" style:text-underline-color="font-color" fo:font-weight="bold" officeooo:rsid="0009759f" officeooo:paragraph-rsid="0009759f"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Noto Mono" fo:font-size="12pt" style:text-underline-style="none" fo:font-weight="normal" officeooo:rsid="001eec1c" officeooo:paragraph-rsid="001eec1c"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Noto Mono" fo:font-size="12pt" style:text-underline-style="none" fo:font-weight="normal" officeooo:rsid="001eec1c" officeooo:paragraph-rsid="001eec1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Noto Mono" fo:font-size="14pt" style:text-underline-style="solid" style:text-underline-width="auto" style:text-underline-color="font-color" fo:font-weight="bold" officeooo:rsid="001340b3" officeooo:paragraph-rsid="001340b3"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text-line-through-style="none" style:text-line-through-type="none" style:font-name="Noto Mono" fo:font-size="12pt" style:text-underline-style="solid" style:text-underline-width="auto" style:text-underline-color="font-color" fo:font-weight="bold" officeooo:rsid="000923cb" officeooo:paragraph-rsid="000923cb"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text-line-through-style="none" style:text-line-through-type="none" style:font-name="Noto Mono" fo:font-size="12pt" style:text-underline-style="solid" style:text-underline-width="auto" style:text-underline-color="font-color" fo:font-weight="normal" officeooo:rsid="001340b3" officeooo:paragraph-rsid="001340b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Noto Mono" fo:font-size="12pt" style:text-underline-style="solid" style:text-underline-width="auto" style:text-underline-color="font-color" fo:font-weight="normal" officeooo:rsid="000e05f6" officeooo:paragraph-rsid="001d37c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style:font-name="Noto Mono" fo:font-size="12pt" style:text-underline-style="none" fo:font-weight="normal" officeooo:rsid="001340b3" officeooo:paragraph-rsid="001340b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style:font-name="Noto Mono" fo:font-size="12pt" style:text-underline-style="none" fo:font-weight="normal" officeooo:rsid="000e05f6" officeooo:paragraph-rsid="000e05f6"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style:font-name="Noto Mono" fo:font-size="12pt" style:text-underline-style="none" fo:font-weight="normal" officeooo:rsid="000e05f6" officeooo:paragraph-rsid="001d37c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line-through-style="none" style:text-line-through-type="none" style:font-name="Noto Mono" fo:font-size="18pt" style:text-underline-style="solid" style:text-underline-width="auto" style:text-underline-color="font-color" fo:font-weight="bold" officeooo:rsid="000923cb" officeooo:paragraph-rsid="000923cb" style:font-size-asian="18pt" style:font-weight-asian="bold" style:font-size-complex="18pt" style:font-weight-complex="bold"/>
    </style:style>
    <style:style style:name="P29" style:family="paragraph" style:parent-style-name="Standard">
      <style:paragraph-properties fo:margin-left="1.251cm" fo:margin-right="0cm" fo:text-align="start" style:justify-single-word="false" fo:text-indent="0cm" style:auto-text-indent="false"/>
      <style:text-properties style:text-line-through-style="none" style:text-line-through-type="none" style:font-name="Noto Mono" fo:font-size="12pt" style:text-underline-style="none" fo:font-weight="normal" officeooo:rsid="000e05f6" officeooo:paragraph-rsid="001d37ce" style:font-size-asian="12pt" style:font-weight-asian="normal" style:font-size-complex="12pt"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style:text-line-through-style="none" style:text-line-through-type="none" style:font-name="Noto Mono" fo:font-size="12pt" style:text-underline-style="none" fo:font-weight="normal" officeooo:rsid="001b75e2" officeooo:paragraph-rsid="001b75e2" style:font-size-asian="12pt" style:font-weight-asian="normal" style:font-size-complex="12pt" style:font-weight-complex="normal"/>
    </style:style>
    <style:style style:name="T1" style:family="text">
      <style:text-properties officeooo:rsid="000d568f"/>
    </style:style>
    <style:style style:name="T2" style:family="text">
      <style:text-properties officeooo:rsid="000e05f6"/>
    </style:style>
    <style:style style:name="T3" style:family="text">
      <style:text-properties officeooo:rsid="0013c7ef"/>
    </style:style>
    <style:style style:name="T4" style:family="text">
      <style:text-properties officeooo:rsid="001423ef"/>
    </style:style>
    <style:style style:name="T5" style:family="text">
      <style:text-properties officeooo:rsid="00149ee1"/>
    </style:style>
    <style:style style:name="T6" style:family="text">
      <style:text-properties officeooo:rsid="001848c5"/>
    </style:style>
    <style:style style:name="T7" style:family="text">
      <style:text-properties officeooo:rsid="0019a22d"/>
    </style:style>
    <style:style style:name="T8" style:family="text">
      <style:text-properties officeooo:rsid="001a246a"/>
    </style:style>
    <style:style style:name="T9" style:family="text">
      <style:text-properties officeooo:rsid="001b8aea"/>
    </style:style>
    <style:style style:name="T10" style:family="text">
      <style:text-properties fo:font-style="italic" officeooo:rsid="001a246a" style:font-style-asian="italic" style:font-style-complex="italic"/>
    </style:style>
    <style:style style:name="T11" style:family="text">
      <style:text-properties fo:font-style="italic" officeooo:rsid="0013c7ef"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13c7ef"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officeooo:rsid="001a246a"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officeooo:rsid="001a246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3c7ef" style:font-style-asian="italic" style:font-weight-asian="bold" style:font-style-complex="italic" style:font-weight-complex="bold"/>
    </style:style>
    <style:style style:name="T18" style:family="text">
      <style:text-properties fo:font-style="italic" fo:font-weight="bold" officeooo:rsid="001a246a" style:font-style-asian="italic" style:font-weight-asian="bold" style:font-style-complex="italic" style:font-weight-complex="bold"/>
    </style:style>
    <style:style style:name="T19" style:family="text">
      <style:text-properties fo:font-style="normal" officeooo:rsid="001d37ce" style:font-style-asian="normal" style:font-style-complex="normal"/>
    </style:style>
    <style:style style:name="T20" style:family="text">
      <style:text-properties officeooo:rsid="001fb7e3"/>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Spécification<text:span text:style-name="T7">s</text:span> <text:span text:style-name="T1">fonctionnelles</text:span></text:p>
      <text:p text:style-name="P4"/>
      <text:p text:style-name="P7">du projet « 18TechNew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eurs</text:p>
      <text:p text:style-name="P5">Corinne, Christophe, Edains, Jean-Philippe</text:p>
      <text:p text:style-name="P5"/>
      <text:p text:style-name="P6">Dat<text:span text:style-name="T8">e</text:span></text:p>
      <text:p text:style-name="P5">17 décembre 2018</text:p>
      <text:p text:style-name="P1"><text:soft-page-break/></text:p>
      <text:p text:style-name="P28"><text:span text:style-name="T3">1</text:span>. <text:span text:style-name="T2">Fonctionnalités</text:span></text:p>
      <text:p text:style-name="P22"/>
      <text:p text:style-name="P21">Page d’accueil</text:p>
      <text:p text:style-name="P23"/>
      <text:p text:style-name="P25">Elle se découpe en trois zones :</text:p>
      <text:p text:style-name="P26"/>
      <text:p text:style-name="P27"><text:span text:style-name="T12">Z</text:span><text:span text:style-name="T13">one </text:span><text:span text:style-name="T14">1</text:span><text:span text:style-name="T15"> (en haut au centre)</text:span></text:p>
      <text:p text:style-name="P29"><text:span text:style-name="T19">U</text:span><text:span text:style-name="T8">ne navbar composée d’un accès rapide à certaines pages du site (accueil, contact, à propos, ect …), ainsi qu’une barre de recherche. Un « header » composée d’une image et du titre du site surplombe la zone.</text:span></text:p>
      <text:p text:style-name="P26"/>
      <text:p text:style-name="P24"><text:span text:style-name="T16">Z</text:span><text:span text:style-name="T17">one </text:span><text:span text:style-name="T18">2</text:span><text:span text:style-name="T17"> </text:span><text:span text:style-name="T11">(sur la gauche de la page)</text:span></text:p>
      <text:p text:style-name="P29"><text:span text:style-name="T19">Z</text:span><text:span text:style-name="T3">one composée d’un menu burger, d’une zone de recherche et de la liste des articles récents. </text:span></text:p>
      <text:p text:style-name="P26"/>
      <text:p text:style-name="P24"><text:span text:style-name="T17">Zone </text:span><text:span text:style-name="T18">3 </text:span><text:span text:style-name="T10">(zone principale, au centre de la page)</text:span></text:p>
      <text:p text:style-name="P29"><text:span text:style-name="T19">C</text:span><text:span text:style-name="T8">ette zone affiche les derniers articles publiés, du plus récent au plus ancien.</text:span></text:p>
      <text:p text:style-name="P30">Une image représentant le dernier article publié est affiché en « bannière » en haut le long zone. En plus de l’image, on y retrouve le titre, un court extrait du contenu de l’article, la date de publication, ainsi qu’une icône représentant le thème de l’article (vidéo, technologie, web, ect …) sur la gauche de l’image.</text:p>
      <text:p text:style-name="P30">Les articles plus ancien<text:span text:style-name="T9">s</text:span> s’affichent de la même manière, juste en dessous, dans des « cases » plus petite<text:span text:style-name="T9">s</text:span> permettant un alignement de trois articles par ligne.</text:p>
      <text:p text:style-name="P26"/>
      <text:p text:style-name="P11"/>
      <text:p text:style-name="P9">Navigation <text:span text:style-name="T4">principale</text:span></text:p>
      <text:p text:style-name="P14"/>
      <text:p text:style-name="P14">L’utilisateur <text:span text:style-name="T9">accède aux articles de plusieurs manières.</text:span></text:p>
      <text:p text:style-name="P14"/>
      <text:p text:style-name="P15">- <text:span text:style-name="T9">Il sélectionne l’article voulu via la zone principale, en cliquant sur son titre. Au clic, la zone principal affiche l’article tout en gardant la zone 2 et la zone 1. Un clic sur le titre du site permet de revenir à la page d’accueil, ou sur le lien accueil de la navbar situé au-dessus de l’article.</text:span></text:p>
      <text:p text:style-name="P14"/>
      <text:p text:style-name="P14">- <text:span text:style-name="T9">La consultation d’un article peut également se faire via la zone 2, qui affiche les articles récents. Un clic sur le titre de l’article, dans la liste des articles récents permet d’afficher son contenu sur la zone principal.</text:span></text:p>
      <text:p text:style-name="P14"/>
      <text:p text:style-name="P14">-<text:span text:style-name="T9">Enfin, l’utilisateur a également la possibilité de rechercher un article via les zones de recherche situées dans la zone 1 et 2, en tapant un mot clés. </text:span></text:p>
      <text:p text:style-name="P12"/>
      <text:p text:style-name="P10"><text:soft-page-break/>Corps de l’article</text:p>
      <text:p text:style-name="P10"/>
      <text:p text:style-name="P19">Le corps de l’article est composé de cette manière :</text:p>
      <text:p text:style-name="P19"/>
      <text:list xml:id="list1429267804" text:style-name="L1">
        <text:list-item>
          <text:p text:style-name="P20">Une icône représentant le thème de l’article sur en haut sur la gauche de l’article.</text:p>
        </text:list-item>
        <text:list-item>
          <text:p text:style-name="P20">Le titre de l’article à la droite de l’icône.</text:p>
        </text:list-item>
        <text:list-item>
          <text:p text:style-name="P20">La date de publication (jour moi année) ainsi que la catégorie de l’article en dessous du titre.</text:p>
        </text:list-item>
        <text:list-item>
          <text:p text:style-name="P20">Le contenu de l’article s’affiche juste en dessous de la zone « titre-date », séparé par un léger trait.</text:p>
        </text:list-item>
        <text:list-item>
          <text:p text:style-name="P20">Enfin, le corps de l’article se termine avec la possibilité d’ajouter un commentaire à l’article.</text:p>
        </text:list-item>
      </text:list>
      <text:p text:style-name="P19"/>
      <text:p text:style-name="P19"/>
      <text:p text:style-name="P19"/>
      <text:p text:style-name="P11"/>
      <text:p text:style-name="P8">2. <text:span text:style-name="T6">Représentations</text:span> graphiques :</text:p>
      <text:p text:style-name="P16"/>
      <text:p text:style-name="P16">Les <text:span text:style-name="T6">représentations</text:span> graphiques peuvent être consultés dans les fichiers suivants :</text:p>
      <text:p text:style-name="P16"/>
      <text:p text:style-name="P16">Wireframe : <text:span text:style-name="T20">desktop.png</text:span></text:p>
      <text:p text:style-name="P16">Mockup : <text:span text:style-name="T20">untitled_page</text:span>.png</text:p>
      <text:p text:style-name="P11"/>
      <text:p text:style-name="P11"/>
      <text:p text:style-name="P18">3. <text:span text:style-name="T2">Livrables</text:span></text:p>
      <text:p text:style-name="P18"/>
      <text:p text:style-name="P17">Spécification<text:span text:style-name="T4">s</text:span> technique<text:span text:style-name="T4">s</text:span> </text:p>
      <text:p text:style-name="P17">Spécification<text:span text:style-name="T4">s</text:span> fonctionnelle<text:span text:style-name="T4">s</text:span> </text:p>
      <text:p text:style-name="P17">Wireframe </text:p>
      <text:p text:style-name="P17">Zonning </text:p>
      <text:p text:style-name="P17">Mockup </text:p>
      <text:p text:style-name="P17">Code <text:span text:style-name="T4">source</text:span></text:p>
      <text:p text:style-name="P17"/>
      <text:p text:style-name="P17"/>
      <text:p text:style-name="P17"/>
      <text:p text:style-name="P17"/>
      <text:p text:style-name="P17"/>
      <text:p text:style-name="P1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39:14.121741764</meta:creation-date>
    <meta:generator>LibreOffice/6.0.6.2$Linux_X86_64 LibreOffice_project/00m0$Build-2</meta:generator>
    <dc:date>2018-12-17T15:32:48.855930299</dc:date>
    <meta:editing-duration>PT49M5S</meta:editing-duration>
    <meta:editing-cycles>10</meta:editing-cycles>
    <meta:document-statistic meta:table-count="0" meta:image-count="0" meta:object-count="0" meta:page-count="3" meta:paragraph-count="40" meta:word-count="456" meta:character-count="2678" meta:non-whitespace-character-count="2260"/>
  </office:meta>
</office:document-meta>
</file>